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e12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mendoua</text:span><text:span text:style-name="T3"><text:tab/></text:span><text:span text:style-name="T2">Prénom : </text:span><text:span text:style-name="T1">marcy rita</text:span></text:p>
      <text:p text:style-name="P3">Date de naissance : </text:p>
      <text:p text:style-name="P2"/>
      <text:p text:style-name="P4">Date de demande de l'examen : <text:span text:style-name="T1">9 Mai 2017</text:span></text:p>
      <text:p text:style-name="P4">Nom du prescripteur : <text:span text:style-name="T4">dr foguem</text:span><text:tab/></text:p>
      <text:p text:style-name="P4">Nom du service prescripteur de l'examen : <text:span text:style-name="T4">gyneco</text:span><text:tab/></text:p>
      <text:p text:style-name="Heading_20_2"/>
      <text:p text:style-name="Heading_20_2">Infection</text:p>
      <text:list xml:id="list5692001591601946115" text:style-name="L1">
        <text:list-item>
          <text:p text:style-name="P5">PCV : <text:tab/></text:p>
        </text:list-item>
      </text:list>
      <text:list xml:id="list124034077722017" text:style-name="L1">
        <text:list-item>
          <text:p text:style-name="P5">TPHA : <text:tab/></text:p>
        </text:list-item>
      </text:list>
      <text:list xml:id="list124034981586738" text:style-name="L1">
        <text:list-item>
          <text:p text:style-name="P5">Chlamydia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5-09T12:41:26.996531533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1" meta:paragraph-count="10" meta:word-count="49" meta:character-count="258" meta:non-whitespace-character-count="213"/>
  </office:meta>
</office:document-meta>
</file>